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STIXGeneral" svg:font-family="STIXGeneral"/>
    <style:font-face style:name="Times" svg:font-family="Times"/>
  </office:font-face-decls>
  <office:automatic-styles>
    <style:style style:name="P1" style:family="paragraph" style:parent-style-name="Standard">
      <style:paragraph-properties fo:margin-bottom="0.1667in"/>
      <style:text-properties style:font-name="Times" fo:font-size="12.0pt" fo:color="#000000"/>
    </style:style>
    <style:style style:name="P2" style:family="paragraph" style:parent-style-name="Standard">
      <style:paragraph-properties fo:margin-bottom="0.0833in"/>
      <style:text-properties style:font-name="Times" fo:font-size="12.0pt" fo:color="#000000"/>
    </style:style>
    <style:style style:name="P3" style:family="paragraph" style:parent-style-name="Standard">
      <style:paragraph-properties fo:margin-bottom="0.1950in"/>
      <style:text-properties style:font-name="Times" fo:font-size="14.0pt" fo:color="#000000"/>
    </style:style>
    <style:style style:name="P4" style:family="paragraph" style:parent-style-name="Standard">
      <style:paragraph-properties fo:margin-bottom="0.1667in"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2.0pt" fo:color="#000000"/>
    </style:style>
    <style:style style:name="P5" style:family="paragraph" style:parent-style-name="Standard">
      <style:paragraph-properties fo:margin-left="1.0000in" fo:text-indent="-1.0000in">
        <style:tab-stops>
          <style:tab-stop style:position="0.6528in"/>
          <style:tab-stop style:position="1.0000in"/>
        </style:tab-stops>
      </style:paragraph-properties>
      <style:text-properties style:font-name="Times" fo:font-size="12.0pt" fo:color="#000000"/>
    </style:style>
    <style:style style:name="P6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2.0pt" fo:color="#000000"/>
    </style:style>
    <style:style style:name="P7" style:family="paragraph" style:parent-style-name="Standard">
      <style:paragraph-properties fo:margin-bottom="0.2217in"/>
      <style:text-properties style:font-name="Times" fo:font-size="12.0pt" fo:color="#000000"/>
    </style:style>
    <style:style style:name="T1" style:family="text">
      <style:text-properties fo:letter-spacing="0.0000in"/>
    </style:style>
    <style:style style:name="T2" style:family="text">
      <style:text-properties fo:font-weight="bold" fo:font-weight-asian="bold" fo:font-weight-complex="bold" fo:letter-spacing="0.0000in"/>
    </style:style>
    <style:style style:name="T3" style:family="text">
      <style:text-properties fo:font-weight="bold" fo:font-weight-asian="bold" fo:font-weight-complex="bold"/>
    </style:style>
    <style:style style:name="T4" style:family="text">
      <style:text-properties style:font-name="STIXGeneral" fo:letter-spacing="0.0000in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•">
        <style:list-level-properties text:space-before="0.25in" text:min-label-width="0.25in"/>
      </text:list-level-style-bullet>
      <text:list-level-style-bullet text:level="2" text:bullet-char="◦">
        <style:list-level-properties text:space-before="0.50in" text:min-label-width="0.25in"/>
      </text:list-level-style-bullet>
    </text:list-style>
    <text:list-style style:name="L2">
      <text:list-level-style-bullet text:level="1" text:bullet-char="•">
        <style:list-level-properties text:space-before="0.25in" text:min-label-width="0.25in"/>
      </text:list-level-style-bullet>
    </text:list-style>
    <text:list-style style:name="L3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bullet-char="◦">
        <style:list-level-properties text:space-before="0.50in" text:min-label-width="0.25in"/>
      </text:list-level-style-bullet>
    </text:list-style>
  </office:automatic-styles>
  <office:body>
    <office:text>
      <text:p text:style-name="P1"><text:span text:style-name="T1">Here's an explanation and analysis of the provided code, results, and visualizations:</text:span></text:p>
      <text:p text:style-name="P2"><text:span text:style-name="T1"/></text:p>
      <text:p text:style-name="P3"><text:span text:style-name="T2">1. Summary of Final Model</text:span></text:p>
      <text:list text:style-name="L1">
        <text:list-item>
          <text:p text:style-name="P4"><text:span text:style-name="T3"/><text:span text:style-name="T2">AIC/BIC</text:span><text:span text:style-name="T1">:</text:span></text:p>
          <text:list>
            <text:list-item>
              <text:p text:style-name="P5"><text:span text:style-name="T3"/><text:span text:style-name="T2">AIC (3006.5)</text:span><text:span text:style-name="T1"><text:s/>and </text:span><text:span text:style-name="T2">BIC (3083.3)</text:span><text:span text:style-name="T1"><text:s/>indicate the model's fit and complexity. Lower values suggest better balance between goodness of fit and model parsimony.</text:span></text:p>
            </text:list-item>
            <text:list-item>
              <text:p text:style-name="P5"><text:span text:style-name="T1">Compared to alternative models, this final model offers a relatively good fit with fewer parameters.</text:span></text:p>
            </text:list-item>
          </text:list>
        </text:list-item>
        <text:list-item>
          <text:p text:style-name="P4"><text:span text:style-name="T3"/><text:span text:style-name="T2">Fixed Effects</text:span><text:span text:style-name="T1">:<text:line-break/>Significant predictors include:</text:span></text:p>
          <text:list>
            <text:list-item>
              <text:p text:style-name="P5"><text:span text:style-name="T3"/><text:span text:style-name="T2">VervetSeason</text:span><text:span text:style-name="T1">: Strong influence on tolerance, with "Mating," "Winter," and "Baby" seasons showing positive effects.</text:span></text:p>
            </text:list-item>
            <text:list-item>
              <text:p text:style-name="P5"><text:span text:style-name="T3"/><text:span text:style-name="T2">IzDSI:TenureYears</text:span><text:span text:style-name="T1">: Interaction shows a significant positive effect, indicating that tolerance increases with IzDSI and TenureYears interaction.</text:span></text:p>
            </text:list-item>
            <text:list-item>
              <text:p text:style-name="P5"><text:span text:style-name="T3"/><text:span text:style-name="T2">IzELO:AgeDir</text:span><text:span text:style-name="T1">: Female older rank (negative) and male older rank (negative) significantly reduce tolerance.</text:span></text:p>
            </text:list-item>
            <text:list-item>
              <text:p text:style-name="P5"><text:span text:style-name="T3"/><text:span text:style-name="T2">AgeDir:AgeDiff</text:span><text:span text:style-name="T1">: Age direction combined with age difference strongly influences tolerance (Female older = negative; Male older = positive).</text:span></text:p>
            </text:list-item>
            <text:list-item>
              <text:p text:style-name="P5"><text:span text:style-name="T3"/><text:span text:style-name="T2">TenureYears:VervetSeason</text:span><text:span text:style-name="T1">: Significant interactions for "Mating," "Winter," and "Baby" seasons, highlighting tenure effects dependent on the season.</text:span></text:p>
            </text:list-item>
          </text:list>
        </text:list-item>
        <text:list-item>
          <text:p text:style-name="P4"><text:span text:style-name="T3"/><text:span text:style-name="T2">Random Effects</text:span><text:span text:style-name="T1">:</text:span></text:p>
          <text:list>
            <text:list-item>
              <text:p text:style-name="P5"><text:span text:style-name="T1">Variance for </text:span><text:span text:style-name="T2">Date</text:span><text:span text:style-name="T1"><text:s/>is 0.07563, suggesting that while the random effect for Date is small, it slightly contributes to the model fit.</text:span></text:p>
            </text:list-item>
          </text:list>
        </text:list-item>
        <text:list-item>
          <text:p text:style-name="P4"><text:span text:style-name="T3"/><text:span text:style-name="T2">Residuals</text:span><text:span text:style-name="T1">:</text:span></text:p>
          <text:list>
            <text:list-item>
              <text:p text:style-name="P5"><text:span text:style-name="T1">Median residuals are close to zero, and the distribution appears balanced, with no extreme outliers affecting the model's performance.</text:span></text:p>
            </text:list-item>
          </text:list>
        </text:list-item>
      </text:list>
      <text:p text:style-name="P2"><text:span text:style-name="T1"/></text:p>
      <text:p text:style-name="P3"><text:span text:style-name="T2">2. Analysis of Deviance (Anova Table)</text:span></text:p>
      <text:p text:style-name="P1"><text:span text:style-name="T1">The Type II Wald Chi-square test provides insights into predictor importance:</text:span></text:p>
      <text:list text:style-name="L2">
        <text:list-item>
          <text:p text:style-name="P6"><text:span text:style-name="T3"/><text:span text:style-name="T2">VervetSeason</text:span><text:span text:style-name="T1">: Highly significant (</text:span><text:span text:style-name="T4">p<text:line-break/>&lt;<text:line-break/>0.001<text:line-break/><text:line-break/></text:span><text:span text:style-name="T1">p &lt; 0.001</text:span><text:span text:style-name="T4"><text:line-break/></text:span><text:span text:style-name="T1">), confirming its strong influence on tolerance.</text:span></text:p>
        </text:list-item>
        <text:list-item>
          <text:p text:style-name="P6"><text:span text:style-name="T3"/><text:span text:style-name="T2">IzDSI:TenureYears</text:span><text:span text:style-name="T1">: Significant (</text:span><text:span text:style-name="T4">p<text:line-break/>=<text:line-break/>0.019<text:line-break/><text:line-break/></text:span><text:span text:style-name="T1">p = 0.019</text:span><text:span text:style-name="T4"><text:line-break/></text:span><text:span text:style-name="T1">), confirming the interaction's role in tolerance.</text:span></text:p>
        </text:list-item>
        <text:list-item>
          <text:p text:style-name="P6"><text:span text:style-name="T3"/><text:span text:style-name="T2">IzELO:AgeDir and AgeDir:AgeDiff</text:span><text:span text:style-name="T1">: Both are highly significant, underlining the influence of rank and age structure.</text:span></text:p>
        </text:list-item>
        <text:list-item>
          <text:p text:style-name="P6"><text:span text:style-name="T3"/><text:span text:style-name="T2">TenureYears:VervetSeason</text:span><text:span text:style-name="T1">: Significant, confirming seasonal interactions with tenure.</text:span></text:p>
        </text:list-item>
      </text:list>
      <text:p text:style-name="P2"><text:span text:style-name="T1"/></text:p>
      <text:p text:style-name="P3"><text:span text:style-name="T2">3. Dispersion and Assumptions</text:span></text:p>
      <text:list text:style-name="L2">
        <text:list-item>
          <text:p text:style-name="P6"><text:span text:style-name="T3"/><text:span text:style-name="T2">Dispersion Test</text:span><text:span text:style-name="T1">: Dispersion = 1.0007 (</text:span><text:span text:style-name="T4">p<text:line-break/>=<text:line-break/>0.896<text:line-break/><text:line-break/></text:span><text:span text:style-name="T1">p = 0.896</text:span><text:span text:style-name="T4"><text:line-break/></text:span><text:span text:style-name="T1">) indicates no overdispersion. This suggests the model assumptions of variance structure are met.</text:span></text:p>
        </text:list-item>
        <text:list-item>
          <text:p text:style-name="P6"><text:span text:style-name="T3"/><text:span text:style-name="T2">Homoscedasticity</text:span><text:span text:style-name="T1">: Residual plots (e.g., vs predictors like IzELO and AgeDiff) confirm no major deviations in residual variance across predictor ranges.</text:span></text:p>
        </text:list-item>
        <text:list-item>
          <text:p text:style-name="P6"><text:span text:style-name="T3"/><text:span text:style-name="T2">Outliers</text:span><text:span text:style-name="T1">: Outlier test (</text:span><text:span text:style-name="T4">p<text:line-break/>=<text:line-break/>0.449<text:line-break/><text:line-break/></text:span><text:span text:style-name="T1">p = 0.449</text:span><text:span text:style-name="T4"><text:line-break/></text:span><text:span text:style-name="T1">) suggests no statistically significant outliers affecting model performance.</text:span></text:p>
        </text:list-item>
      </text:list>
      <text:p text:style-name="P2"><text:span text:style-name="T1"/></text:p>
      <text:p text:style-name="P3"><text:span text:style-name="T2">4. Variance Inflation Factor (VIF)</text:span></text:p>
      <text:list text:style-name="L1">
        <text:list-item>
          <text:p text:style-name="P6"><text:span text:style-name="T1">VIF values are all below 3.5, indicating no concerning multicollinearity among predictors:</text:span></text:p>
          <text:list>
            <text:list-item>
              <text:p text:style-name="P5"><text:span text:style-name="T3"/><text:span text:style-name="T2">IzELO (1.17)</text:span><text:span text:style-name="T1">, </text:span><text:span text:style-name="T2">AgeDir (1.8)</text:span><text:span text:style-name="T1">, </text:span><text:span text:style-name="T2">AgeDiff (1.18)</text:span><text:span text:style-name="T1">, </text:span><text:span text:style-name="T2">VervetSeason (1.01)</text:span><text:span text:style-name="T1">, </text:span><text:span text:style-name="T2">TenureYears (1.82)</text:span><text:span text:style-name="T1">.</text:span></text:p>
            </text:list-item>
          </text:list>
        </text:list-item>
      </text:list>
      <text:p text:style-name="P2"><text:span text:style-name="T1"/></text:p>
      <text:p text:style-name="P3"><text:span text:style-name="T2">5. Random Effects</text:span></text:p>
      <text:list text:style-name="L2">
        <text:list-item>
          <text:p text:style-name="P6"><text:span text:style-name="T3"/><text:span text:style-name="T2">Random Effects Contribution</text:span><text:span text:style-name="T1">: LRT comparison between models with and without random effects shows that the random effect for Date is not statistically significant (</text:span><text:span text:style-name="T4">p<text:line-break/>=<text:line-break/>0.1537<text:line-break/><text:line-break/></text:span><text:span text:style-name="T1">p = 0.1537</text:span><text:span text:style-name="T4"><text:line-break/></text:span><text:span text:style-name="T1">).</text:span></text:p>
        </text:list-item>
        <text:list-item>
          <text:p text:style-name="P6"><text:span text:style-name="T3"/><text:span text:style-name="T2">RePCA</text:span><text:span text:style-name="T1">: Random effect PCA for Date confirms that the random effect contributes minimally to variance (SD = 0.275). This aligns with its small variance estimate (0.07563) in the final model.</text:span></text:p>
        </text:list-item>
      </text:list>
      <text:p text:style-name="P2"><text:span text:style-name="T1"/></text:p>
      <text:p text:style-name="P3"><text:span text:style-name="T2">6. R² Values</text:span></text:p>
      <text:list text:style-name="L2">
        <text:list-item>
          <text:p text:style-name="P6"><text:span text:style-name="T3"/><text:span text:style-name="T2">Marginal R² (0.129)</text:span><text:span text:style-name="T1">: Proportion of variance explained by fixed effects.</text:span></text:p>
        </text:list-item>
        <text:list-item>
          <text:p text:style-name="P6"><text:span text:style-name="T3"/><text:span text:style-name="T2">Conditional R² (0.148)</text:span><text:span text:style-name="T1">: Includes variance explained by both fixed and random effects.</text:span></text:p>
        </text:list-item>
        <text:list-item>
          <text:p text:style-name="P6"><text:span text:style-name="T1">This small difference confirms that the fixed effects explain most of the model's variance.</text:span></text:p>
        </text:list-item>
      </text:list>
      <text:p text:style-name="P2"><text:span text:style-name="T1"/></text:p>
      <text:p text:style-name="P3"><text:span text:style-name="T2">7. Visualization and Post-hoc Trends</text:span></text:p>
      <text:p text:style-name="P7"><text:span text:style-name="T2">Interaction: IzDSI × TenureYears</text:span></text:p>
      <text:list text:style-name="L2">
        <text:list-item>
          <text:p text:style-name="P6"><text:span text:style-name="T1">Positive slopes indicate increased tolerance as IzDSI increases, particularly at higher tenure years.</text:span></text:p>
        </text:list-item>
        <text:list-item>
          <text:p text:style-name="P6"><text:span text:style-name="T1">At lower tenure years, IzDSI has a minimal effect on tolerance.</text:span></text:p>
        </text:list-item>
      </text:list>
      <text:p text:style-name="P7"><text:span text:style-name="T2">Interaction: TenureYears × VervetSeason</text:span></text:p>
      <text:list text:style-name="L2">
        <text:list-item>
          <text:p text:style-name="P6"><text:span text:style-name="T1">Negative slopes in all seasons, with tolerance decreasing as TenureYears increase.</text:span></text:p>
        </text:list-item>
        <text:list-item>
          <text:p text:style-name="P6"><text:span text:style-name="T1">The strongest decrease is observed in "Mating" and "Baby" seasons.</text:span></text:p>
        </text:list-item>
      </text:list>
      <text:p text:style-name="P7"><text:span text:style-name="T2">Post-Hoc Comparisons:</text:span></text:p>
      <text:list text:style-name="L1">
        <text:list-item>
          <text:p text:style-name="P6"><text:span text:style-name="T3"/><text:span text:style-name="T2">VervetSeason</text:span><text:span text:style-name="T1">:</text:span></text:p>
          <text:list>
            <text:list-item>
              <text:p text:style-name="P5"><text:span text:style-name="T1">Significant differences in </text:span><text:span text:style-name="T2">TenureYears slopes</text:span><text:span text:style-name="T1"><text:s/>between seasons (e.g., Summer vs. Mating: </text:span><text:span text:style-name="T4">p<text:line-break/>=<text:line-break/>0.0002<text:line-break/><text:line-break/></text:span><text:span text:style-name="T1">p = 0.0002</text:span><text:span text:style-name="T4"><text:line-break/></text:span><text:span text:style-name="T1">).</text:span></text:p>
            </text:list-item>
            <text:list-item>
              <text:p text:style-name="P5"><text:span text:style-name="T1">No significant differences between "Mating" and "Winter" or "Winter" and "Baby."</text:span></text:p>
            </text:list-item>
          </text:list>
        </text:list-item>
        <text:list-item>
          <text:p text:style-name="P6"><text:span text:style-name="T3"/><text:span text:style-name="T2">IzELO across seasons</text:span><text:span text:style-name="T1">:</text:span></text:p>
          <text:list>
            <text:list-item>
              <text:p text:style-name="P5"><text:span text:style-name="T1">Contrasts are non-estimable, likely due to insufficient variation within some levels.</text:span></text:p>
            </text:list-item>
          </text:list>
        </text:list-item>
      </text:list>
      <text:p text:style-name="P2"><text:span text:style-name="T1"/></text:p>
      <text:p text:style-name="P3"><text:span text:style-name="T2">8. Recommendations</text:span></text:p>
      <text:list text:style-name="L3">
        <text:list-item>
          <text:p text:style-name="P4"><text:span text:style-name="T3"/><text:span text:style-name="T2">Random Effect for Date</text:span><text:span text:style-name="T1">:</text:span></text:p>
          <text:list>
            <text:list-item>
              <text:p text:style-name="P5"><text:span text:style-name="T1">While not statistically significant, retaining it ensures proper accounting for clustering and aligns with experimental design.</text:span></text:p>
            </text:list-item>
          </text:list>
        </text:list-item>
        <text:list-item>
          <text:p text:style-name="P4"><text:span text:style-name="T3"/><text:span text:style-name="T2">AgeDir:VervetSeasonWinter and AgeDir:VervetSeasonBaby</text:span><text:span text:style-name="T1">:</text:span></text:p>
          <text:list>
            <text:list-item>
              <text:p text:style-name="P5"><text:span text:style-name="T1">Consider removing these non-significant interactions to simplify the model without losing critical information.</text:span></text:p>
            </text:list-item>
          </text:list>
        </text:list-item>
        <text:list-item>
          <text:p text:style-name="P4"><text:span text:style-name="T3"/><text:span text:style-name="T2">Future Exploration</text:span><text:span text:style-name="T1">:</text:span></text:p>
          <text:list>
            <text:list-item>
              <text:p text:style-name="P5"><text:span text:style-name="T1">Explore non-linear relationships or alternative distributions (e.g., beta-binomial) if future models exhibit overdispersion or poor fit.</text:span></text:p>
            </text:list-item>
          </text:list>
        </text:list-item>
      </text:list>
      <text:p text:style-name="P2"><text:span text:style-name="T1"/></text:p>
      <text:p text:style-name="P3"><text:span text:style-name="T2">Conclusion</text:span></text:p>
      <text:p text:style-name="P1"><text:span text:style-name="T1">The final model is statistically robust, explaining a modest proportion of variance (12.9% fixed effects, 14.8% total). The results highlight critical ecological and social predictors of tolerance (e.g., rank, season, tenure), supporting their inclusion in future studies.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FINAL MODEL</text:span></text:p>
      <text:p text:style-name="P1"><text:span text:style-name="T1"/></text:p>
      <text:p text:style-name="P1"><text:span text:style-name="T1"># BIN FINAL</text:span></text:p>
      <text:p text:style-name="P1"><text:span text:style-name="T1"/></text:p>
      <text:p text:style-name="P1"><text:span text:style-name="T1"># Final Model</text:span></text:p>
      <text:p text:style-name="P1"><text:span text:style-name="T1">final_model &lt;- glmer(</text:span></text:p>
      <text:p text:style-name="P1"><text:span text:style-name="T1"><text:s text:c="2"/>Tol ~ IzDSI:TenureYears + IzELO:AgeDir + VervetSeason + AgeDiff:AgeDir + </text:span></text:p>
      <text:p text:style-name="P1"><text:span text:style-name="T1"><text:s text:c="4"/>AgeDir:VervetSeason + TenureYears:VervetSeason + (1|Date),</text:span></text:p>
      <text:p text:style-name="P1"><text:span text:style-name="T1"><text:s text:c="2"/>control = glmerControl(optimizer = "bobyqa", optCtrl = list(maxfun = 100000)),</text:span></text:p>
      <text:p text:style-name="P1"><text:span text:style-name="T1"><text:s text:c="2"/>family = binomial,</text:span></text:p>
      <text:p text:style-name="P1"><text:span text:style-name="T1"><text:s text:c="2"/>data = BexFinal</text:span></text:p>
      <text:p text:style-name="P1"><text:span text:style-name="T1">)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022.3</meta:generator>
  </office:meta>
</office:document-meta>
</file>